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co3" style:family="table-column">
      <style:table-column-properties fo:break-before="auto" style:column-width="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_of_Contents" table:style-name="ta1">
        <table:table-column table:style-name="co1" table:number-columns-repeated="2" table:default-cell-style-name="Default"/>
        <table:table-row table:style-name="ro1" table:number-rows-repeated="21">
          <table:table-cell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CC_Oni_UD</text:p>
          </table:table-cell>
          <table:table-cell office:value-type="string" calcext:value-type="string">
            <text:p>This is the ICC(3,3) calculation for all judges for the U/D dimension for Oni</text:p>
          </table:table-cell>
        </table:table-row>
        <table:table-row table:style-name="ro1">
          <table:table-cell office:value-type="string" calcext:value-type="string">
            <text:p>ICC_Oni_FB</text:p>
          </table:table-cell>
          <table:table-cell office:value-type="string" calcext:value-type="string">
            <text:p>Same thing but for the F/B dimension...</text:p>
          </table:table-cell>
        </table:table-row>
        <table:table-row table:style-name="ro1">
          <table:table-cell office:value-type="string" calcext:value-type="string">
            <text:p>ICC_Oni_PN</text:p>
          </table:table-cell>
          <table:table-cell office:value-type="string" calcext:value-type="string">
            <text:p>Same thing but for the P/N dimension...</text:p>
          </table:table-cell>
        </table:table-row>
        <table:table-row table:style-name="ro1">
          <table:table-cell office:value-type="string" calcext:value-type="string">
            <text:p>Raw_Data</text:p>
          </table:table-cell>
          <table:table-cell office:value-type="string" calcext:value-type="string">
            <text:p>These are the aggregated personality profiles for each developer for each judge (used in the ICC calculations)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his is the example from Shrout’s <text:span text:style-name="T1">Intraclass Correlations: Uses in Assessing Rater Reliability</text:span></text:p>
          </table:table-cell>
        </table:table-row>
      </table:table>
      <table:table table:name="ICC_Oni_UD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7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0.439923993977316" calcext:value-type="float">
            <text:p>0.439923993977316</text:p>
          </table:table-cell>
          <table:table-cell table:formula="of:=([.C10]-[.$O$11])^2" office:value-type="float" office:value="0.238302080617855" calcext:value-type="float">
            <text:p>0.238302080617855</text:p>
          </table:table-cell>
          <table:table-cell table:formula="of:=([.D10]-[.$O$11])^2" office:value-type="float" office:value="0.030662014201109" calcext:value-type="float">
            <text:p>0.030662014201109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0.163584117032393" calcext:value-type="float">
            <text:p>0.163584117032393</text:p>
          </table:table-cell>
          <table:table-cell table:formula="of:=SUM([.C12:.C22])/[.$B$3]" office:value-type="float" office:value="-0.987845487845488" calcext:value-type="float">
            <text:p>-0.987845487845488</text:p>
          </table:table-cell>
          <table:table-cell table:formula="of:=SUM([.D12:.D22])/[.$B$3]" office:value-type="float" office:value="-0.674789269794142" calcext:value-type="float">
            <text:p>-0.674789269794142</text:p>
          </table:table-cell>
          <table:table-cell table:formula="of:=SUM([.E12:.E17])/[.$B$3]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gets\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table:number-columns-repeated="2"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-0.499683546869079" calcext:value-type="float">
            <text:p>-0.4996835468690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[$Raw_Data.G2]" office:value-type="float" office:value="0.482758620689654" calcext:value-type="float">
            <text:p>0.482758620689654</text:p>
          </table:table-cell>
          <table:table-cell table:formula="of:=[$Raw_Data.J2]" office:value-type="float" office:value="-1.07142857142857" calcext:value-type="float">
            <text:p>-1.07142857142857</text:p>
          </table:table-cell>
          <table:table-cell table:formula="of:=[$Raw_Data.D2]" office:value-type="float" office:value="-1.58193338364877" calcext:value-type="float">
            <text:p>-1.58193338364877</text:p>
          </table:table-cell>
          <table:table-cell/>
          <table:table-cell table:formula="of:=SUM([.B12:.E12])/[.$A$3]" office:value-type="float" office:value="-0.723534444795895" calcext:value-type="float">
            <text:p>-0.723534444795895</text:p>
          </table:table-cell>
          <table:table-cell table:formula="of:=([.F12]-[.$O$11])^2" office:value-type="float" office:value="0.050109224502642" calcext:value-type="float">
            <text:p>0.050109224502642</text:p>
          </table:table-cell>
          <table:table-cell/>
          <table:table-cell table:formula="of:=([.B12]-[.$O$11])^2" office:value-type="float" office:value="0.965192612597501" calcext:value-type="float">
            <text:p>0.965192612597501</text:p>
          </table:table-cell>
          <table:table-cell table:formula="of:=([.C12]-[.$O$11])^2" office:value-type="float" office:value="0.326892373108533" calcext:value-type="float">
            <text:p>0.326892373108533</text:p>
          </table:table-cell>
          <table:table-cell table:formula="of:=([.D12]-[.$O$11])^2" office:value-type="float" office:value="1.17126470920967" calcext:value-type="float">
            <text:p>1.17126470920967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22])*[.$A$3]" office:value-type="float" office:value="95.6934150200054" calcext:value-type="float">
            <text:p>95.69341502000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[$Raw_Data.G3]" office:value-type="float" office:value="3.65" calcext:value-type="float">
            <text:p>3.65</text:p>
          </table:table-cell>
          <table:table-cell table:formula="of:=[$Raw_Data.J3]" office:value-type="float" office:value="2.87179487179487" calcext:value-type="float">
            <text:p>2.87179487179487</text:p>
          </table:table-cell>
          <table:table-cell table:formula="of:=[$Raw_Data.D3]" office:value-type="float" office:value="-0.521785252670576" calcext:value-type="float">
            <text:p>-0.521785252670576</text:p>
          </table:table-cell>
          <table:table-cell/>
          <table:table-cell table:formula="of:=SUM([.B13:.E13])/[.$A$3]" office:value-type="float" office:value="2.00000320637476" calcext:value-type="float">
            <text:p>2.00000320637476</text:p>
          </table:table-cell>
          <table:table-cell table:formula="of:=([.F13]-[.$O$11])^2" office:value-type="float" office:value="6.24843386434275" calcext:value-type="float">
            <text:p>6.24843386434275</text:p>
          </table:table-cell>
          <table:table-cell/>
          <table:table-cell table:formula="of:=([.B13]-[.$O$11])^2" office:value-type="float" office:value="17.2198735391559" calcext:value-type="float">
            <text:p>17.2198735391559</text:p>
          </table:table-cell>
          <table:table-cell table:formula="of:=([.C13]-[.$O$11])^2" office:value-type="float" office:value="11.3668667275168" calcext:value-type="float">
            <text:p>11.3668667275168</text:p>
          </table:table-cell>
          <table:table-cell table:formula="of:=([.D13]-[.$O$11])^2" office:value-type="float" office:value="0.000488485399335934" calcext:value-type="float">
            <text:p>0.000488485399336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7.79776897675909" calcext:value-type="float">
            <text:p>7.797768976759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[$Raw_Data.G4]" office:value-type="float" office:value="4" calcext:value-type="float">
            <text:p>4</text:p>
          </table:table-cell>
          <table:table-cell table:formula="of:=[$Raw_Data.J4]" office:value-type="float" office:value="3" calcext:value-type="float">
            <text:p>3</text:p>
          </table:table-cell>
          <table:table-cell table:formula="of:=[$Raw_Data.D4]" office:value-type="float" office:value="-0.402578179203495" calcext:value-type="float">
            <text:p>-0.402578179203495</text:p>
          </table:table-cell>
          <table:table-cell/>
          <table:table-cell table:formula="of:=SUM([.B14:.E14])/[.$A$3]" office:value-type="float" office:value="2.19914060693217" calcext:value-type="float">
            <text:p>2.19914060693217</text:p>
          </table:table-cell>
          <table:table-cell table:formula="of:=([.F14]-[.$O$11])^2" office:value-type="float" office:value="7.28365181314102" calcext:value-type="float">
            <text:p>7.28365181314102</text:p>
          </table:table-cell>
          <table:table-cell/>
          <table:table-cell table:formula="of:=([.B14]-[.$O$11])^2" office:value-type="float" office:value="20.2471520219643" calcext:value-type="float">
            <text:p>20.2471520219643</text:p>
          </table:table-cell>
          <table:table-cell table:formula="of:=([.C14]-[.$O$11])^2" office:value-type="float" office:value="12.2477849282261" calcext:value-type="float">
            <text:p>12.2477849282261</text:p>
          </table:table-cell>
          <table:table-cell table:formula="of:=([.D14]-[.$O$11])^2" office:value-type="float" office:value="0.00942945242946822" calcext:value-type="float">
            <text:p>0.009429452429468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22])" office:value-type="float" office:value="193.715401882621" calcext:value-type="float">
            <text:p>193.7154018826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[$Raw_Data.G5]" office:value-type="float" office:value="2.66666666666667" calcext:value-type="float">
            <text:p>2.66666666666667</text:p>
          </table:table-cell>
          <table:table-cell table:formula="of:=[$Raw_Data.J5]" office:value-type="float" office:value="-0.666666666666667" calcext:value-type="float">
            <text:p>-0.666666666666667</text:p>
          </table:table-cell>
          <table:table-cell table:formula="of:=[$Raw_Data.D5]" office:value-type="float" office:value="0.79066978284332" calcext:value-type="float">
            <text:p>0.79066978284332</text:p>
          </table:table-cell>
          <table:table-cell/>
          <table:table-cell table:formula="of:=SUM([.B15:.E15])/[.$A$3]" office:value-type="float" office:value="0.930223260947774" calcext:value-type="float">
            <text:p>0.930223260947774</text:p>
          </table:table-cell>
          <table:table-cell table:formula="of:=([.F15]-[.$O$11])^2" office:value-type="float" office:value="2.04463347904098" calcext:value-type="float">
            <text:p>2.04463347904098</text:p>
          </table:table-cell>
          <table:table-cell/>
          <table:table-cell table:formula="of:=([.B15]-[.$O$11])^2" office:value-type="float" office:value="10.0257736747579" calcext:value-type="float">
            <text:p>10.0257736747579</text:p>
          </table:table-cell>
          <table:table-cell table:formula="of:=([.C15]-[.$O$11])^2" office:value-type="float" office:value="0.0278833622973357" calcext:value-type="float">
            <text:p>0.027883362297336</text:p>
          </table:table-cell>
          <table:table-cell table:formula="of:=([.D15]-[.$O$11])^2" office:value-type="float" office:value="1.66501171549987" calcext:value-type="float">
            <text:p>1.66501171549987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90.2242178858569" calcext:value-type="float">
            <text:p>90.22421788585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[$Raw_Data.G6]" office:value-type="float" office:value="-2.66666666666667" calcext:value-type="float">
            <text:p>-2.66666666666667</text:p>
          </table:table-cell>
          <table:table-cell table:formula="of:=[$Raw_Data.J6]" office:value-type="float" office:value="1.33333333333333" calcext:value-type="float">
            <text:p>1.33333333333333</text:p>
          </table:table-cell>
          <table:table-cell table:formula="of:=[$Raw_Data.D6]" office:value-type="float" office:value="0.502975086938942" calcext:value-type="float">
            <text:p>0.502975086938942</text:p>
          </table:table-cell>
          <table:table-cell/>
          <table:table-cell table:formula="of:=SUM([.B16:.E16])/[.$A$3]" office:value-type="float" office:value="-0.276786082131466" calcext:value-type="float">
            <text:p>-0.276786082131466</text:p>
          </table:table-cell>
          <table:table-cell table:formula="of:=([.F16]-[.$O$11])^2" office:value-type="float" office:value="0.0496832797864554" calcext:value-type="float">
            <text:p>0.049683279786455</text:p>
          </table:table-cell>
          <table:table-cell/>
          <table:table-cell table:formula="of:=([.B16]-[.$O$11])^2" office:value-type="float" office:value="4.6958158414877" calcext:value-type="float">
            <text:p>4.6958158414877</text:p>
          </table:table-cell>
          <table:table-cell table:formula="of:=([.C16]-[.$O$11])^2" office:value-type="float" office:value="3.35995088310697" calcext:value-type="float">
            <text:p>3.35995088310697</text:p>
          </table:table-cell>
          <table:table-cell table:formula="of:=([.D16]-[.$O$11])^2" office:value-type="float" office:value="1.00532433594977" calcext:value-type="float">
            <text:p>1.005324335949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[$Raw_Data.G7]" office:value-type="float" office:value="-2" calcext:value-type="float">
            <text:p>-2</text:p>
          </table:table-cell>
          <table:table-cell table:formula="of:=[$Raw_Data.J7]" office:value-type="float" office:value="-6" calcext:value-type="float">
            <text:p>-6</text:p>
          </table:table-cell>
          <table:table-cell table:formula="of:=[$Raw_Data.D7]" office:value-type="float" office:value="-1.2718347848957" calcext:value-type="float">
            <text:p>-1.2718347848957</text:p>
          </table:table-cell>
          <table:table-cell/>
          <table:table-cell table:formula="of:=SUM([.B17:.E17])/[.$A$3]" office:value-type="float" office:value="-3.09061159496523" calcext:value-type="float">
            <text:p>-3.09061159496523</text:p>
          </table:table-cell>
          <table:table-cell table:formula="of:=([.F17]-[.$O$11])^2" office:value-type="float" office:value="6.71290815041135" calcext:value-type="float">
            <text:p>6.71290815041135</text:p>
          </table:table-cell>
          <table:table-cell/>
          <table:table-cell table:formula="of:=([.B17]-[.$O$11])^2" office:value-type="float" office:value="2.25094945953535" calcext:value-type="float">
            <text:p>2.25094945953535</text:p>
          </table:table-cell>
          <table:table-cell table:formula="of:=([.C17]-[.$O$11])^2" office:value-type="float" office:value="30.2534810845827" calcext:value-type="float">
            <text:p>30.2534810845827</text:p>
          </table:table-cell>
          <table:table-cell table:formula="of:=([.D17]-[.$O$11])^2" office:value-type="float" office:value="0.596217534386044" calcext:value-type="float">
            <text:p>0.596217534386044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[$Raw_Data.G8]" office:value-type="float" office:value="-1.33333333333333" calcext:value-type="float">
            <text:p>-1.33333333333333</text:p>
          </table:table-cell>
          <table:table-cell table:formula="of:=[$Raw_Data.J8]" office:value-type="float" office:value="-2" calcext:value-type="float">
            <text:p>-2</text:p>
          </table:table-cell>
          <table:table-cell table:formula="of:=[$Raw_Data.D8]" office:value-type="float" office:value="-1.02170960724764" calcext:value-type="float">
            <text:p>-1.02170960724764</text:p>
          </table:table-cell>
          <table:table-cell/>
          <table:table-cell table:formula="of:=SUM([.B18:.E18])/[.$A$3]" office:value-type="float" office:value="-1.45168098019366" calcext:value-type="float">
            <text:p>-1.45168098019366</text:p>
          </table:table-cell>
          <table:table-cell table:formula="of:=([.F18]-[.$O$11])^2" office:value-type="float" office:value="0.906299113056584" calcext:value-type="float">
            <text:p>0.906299113056584</text:p>
          </table:table-cell>
          <table:table-cell/>
          <table:table-cell table:formula="of:=([.B18]-[.$O$11])^2" office:value-type="float" office:value="0.694971966471891" calcext:value-type="float">
            <text:p>0.694971966471891</text:p>
          </table:table-cell>
          <table:table-cell table:formula="of:=([.C18]-[.$O$11])^2" office:value-type="float" office:value="2.25094945953535" calcext:value-type="float">
            <text:p>2.25094945953535</text:p>
          </table:table-cell>
          <table:table-cell table:formula="of:=([.D18]-[.$O$11])^2" office:value-type="float" office:value="0.272511207714361" calcext:value-type="float">
            <text:p>0.272511207714361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eforbes</text:p>
          </table:table-cell>
          <table:table-cell table:formula="of:=[$Raw_Data.G9]" office:value-type="float" office:value="-0.666666666666667" calcext:value-type="float">
            <text:p>-0.666666666666667</text:p>
          </table:table-cell>
          <table:table-cell table:formula="of:=[$Raw_Data.J9]" office:value-type="float" office:value="3" calcext:value-type="float">
            <text:p>3</text:p>
          </table:table-cell>
          <table:table-cell table:formula="of:=[$Raw_Data.D9]" office:value-type="float" office:value="-0.495189009934158" calcext:value-type="float">
            <text:p>-0.495189009934158</text:p>
          </table:table-cell>
          <table:table-cell/>
          <table:table-cell table:formula="of:=SUM([.B19:.E19])/[.$A$3]" office:value-type="float" office:value="0.612714774466392" calcext:value-type="float">
            <text:p>0.612714774466392</text:p>
          </table:table-cell>
          <table:table-cell table:formula="of:=([.F19]-[.$O$11])^2" office:value-type="float" office:value="1.23743002530997" calcext:value-type="float">
            <text:p>1.23743002530997</text:p>
          </table:table-cell>
          <table:table-cell/>
          <table:table-cell table:formula="of:=([.B19]-[.$O$11])^2" office:value-type="float" office:value="0.0278833622973357" calcext:value-type="float">
            <text:p>0.027883362297336</text:p>
          </table:table-cell>
          <table:table-cell table:formula="of:=([.C19]-[.$O$11])^2" office:value-type="float" office:value="12.2477849282261" calcext:value-type="float">
            <text:p>12.2477849282261</text:p>
          </table:table-cell>
          <table:table-cell table:formula="of:=([.D19]-[.$O$11])^2" office:value-type="float" office:value="0.0000202008622593678" calcext:value-type="float">
            <text:p>2.02008622593678E-05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[$Raw_Data.G10]" office:value-type="float" office:value="1" calcext:value-type="float">
            <text:p>1</text:p>
          </table:table-cell>
          <table:table-cell table:formula="of:=[$Raw_Data.J10]" office:value-type="float" office:value="-6" calcext:value-type="float">
            <text:p>-6</text:p>
          </table:table-cell>
          <table:table-cell table:formula="of:=[$Raw_Data.D10]" office:value-type="float" office:value="-0.651755460032828" calcext:value-type="float">
            <text:p>-0.651755460032828</text:p>
          </table:table-cell>
          <table:table-cell/>
          <table:table-cell table:formula="of:=SUM([.B20:.E20])/[.$A$3]" office:value-type="float" office:value="-1.88391848667761" calcext:value-type="float">
            <text:p>-1.88391848667761</text:p>
          </table:table-cell>
          <table:table-cell table:formula="of:=([.F20]-[.$O$11])^2" office:value-type="float" office:value="1.91610636858673" calcext:value-type="float">
            <text:p>1.91610636858673</text:p>
          </table:table-cell>
          <table:table-cell/>
          <table:table-cell table:formula="of:=([.B20]-[.$O$11])^2" office:value-type="float" office:value="2.24905074074982" calcext:value-type="float">
            <text:p>2.24905074074982</text:p>
          </table:table-cell>
          <table:table-cell table:formula="of:=([.C20]-[.$O$11])^2" office:value-type="float" office:value="30.2534810845827" calcext:value-type="float">
            <text:p>30.2534810845827</text:p>
          </table:table-cell>
          <table:table-cell table:formula="of:=([.D20]-[.$O$11])^2" office:value-type="float" office:value="0.0231258667732829" calcext:value-type="float">
            <text:p>0.023125866773283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[$Raw_Data.G11]" office:value-type="float" office:value="-1.33333333333333" calcext:value-type="float">
            <text:p>-1.33333333333333</text:p>
          </table:table-cell>
          <table:table-cell table:formula="of:=[$Raw_Data.J11]" office:value-type="float" office:value="-5.33333333333333" calcext:value-type="float">
            <text:p>-5.33333333333333</text:p>
          </table:table-cell>
          <table:table-cell table:formula="of:=[$Raw_Data.D11]" office:value-type="float" office:value="-1.64335990760621" calcext:value-type="float">
            <text:p>-1.64335990760621</text:p>
          </table:table-cell>
          <table:table-cell/>
          <table:table-cell table:formula="of:=SUM([.B21:.E21])/[.$A$3]" office:value-type="float" office:value="-2.77000885809096" calcext:value-type="float">
            <text:p>-2.77000885809096</text:p>
          </table:table-cell>
          <table:table-cell table:formula="of:=([.F21]-[.$O$11])^2" office:value-type="float" office:value="5.15437701877472" calcext:value-type="float">
            <text:p>5.15437701877472</text:p>
          </table:table-cell>
          <table:table-cell/>
          <table:table-cell table:formula="of:=([.B21]-[.$O$11])^2" office:value-type="float" office:value="0.694971966471891" calcext:value-type="float">
            <text:p>0.694971966471891</text:p>
          </table:table-cell>
          <table:table-cell table:formula="of:=([.C21]-[.$O$11])^2" office:value-type="float" office:value="23.3641702581859" calcext:value-type="float">
            <text:p>23.3641702581859</text:p>
          </table:table-cell>
          <table:table-cell table:formula="of:=([.D21]-[.$O$11])^2" office:value-type="float" office:value="1.30799561810893" calcext:value-type="float">
            <text:p>1.3079956181089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yansprite</text:p>
          </table:table-cell>
          <table:table-cell table:formula="of:=[$Raw_Data.G12]" office:value-type="float" office:value="-2" calcext:value-type="float">
            <text:p>-2</text:p>
          </table:table-cell>
          <table:table-cell table:formula="of:=[$Raw_Data.J12]" office:value-type="float" office:value="0" calcext:value-type="float">
            <text:p>0</text:p>
          </table:table-cell>
          <table:table-cell table:formula="of:=[$Raw_Data.D12]" office:value-type="float" office:value="-1.12618125227845" calcext:value-type="float">
            <text:p>-1.12618125227845</text:p>
          </table:table-cell>
          <table:table-cell table:style-name="ce5"/>
          <table:table-cell table:style-name="ce5" table:formula="of:=SUM([.B22:.E22])/[.$A$3]" office:value-type="float" office:value="-1.04206041742615" calcext:value-type="float">
            <text:p>-1.04206041742615</text:p>
          </table:table-cell>
          <table:table-cell table:style-name="ce5" table:formula="of:=([.F22]-[.$O$11])^2" office:value-type="float" office:value="0.294172669715282" calcext:value-type="float">
            <text:p>0.294172669715282</text:p>
          </table:table-cell>
          <table:table-cell table:style-name="ce5"/>
          <table:table-cell table:style-name="ce5" table:formula="of:=([.B22]-[.$O$11])^2" office:value-type="float" office:value="2.25094945953535" calcext:value-type="float">
            <text:p>2.25094945953535</text:p>
          </table:table-cell>
          <table:table-cell table:style-name="ce5" table:formula="of:=([.C22]-[.$O$11])^2" office:value-type="float" office:value="0.249683647011663" calcext:value-type="float">
            <text:p>0.249683647011663</text:p>
          </table:table-cell>
          <table:table-cell table:style-name="ce5" table:formula="of:=([.D22]-[.$O$11])^2" office:value-type="float" office:value="0.392499374883207" calcext:value-type="float">
            <text:p>0.392499374883207</text:p>
          </table:table-cell>
          <table:table-cell table:style-name="ce5" table:number-columns-repeated="2"/>
          <table:table-cell table:style-name="ce5" office:value-type="string" calcext:value-type="string">
            <text:p>MSC/JMS</text:p>
          </table:table-cell>
          <table:table-cell table:style-name="ce5" table:formula="of:=[.$O$13]/([.$O$18])" office:value-type="float" office:value="3.89888448837954" calcext:value-type="float">
            <text:p>3.89888448837954</text:p>
          </table:table-cell>
          <table:table-cell table:style-name="ce5" office:value-type="string" calcext:value-type="string">
            <text:p>SSC/(C-1)</text:p>
          </table:table-cell>
          <table:table-cell table:style-name="ce5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4.51121089429284" calcext:value-type="float">
            <text:p>4.51121089429284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9.56934150200054" calcext:value-type="float">
            <text:p>9.56934150200054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6.05360630883192" calcext:value-type="float">
            <text:p>6.05360630883192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0.528576663989916" calcext:value-type="float">
            <text:p>0.528576663989916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ICC_Oni_FB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7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10.5896545359805" calcext:value-type="float">
            <text:p>10.5896545359805</text:p>
          </table:table-cell>
          <table:table-cell table:formula="of:=([.C10]-[.$O$11])^2" office:value-type="float" office:value="0.369219006754717" calcext:value-type="float">
            <text:p>0.369219006754717</text:p>
          </table:table-cell>
          <table:table-cell table:formula="of:=([.D10]-[.$O$11])^2" office:value-type="float" office:value="7.00417925384244" calcext:value-type="float">
            <text:p>7.00417925384244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5.71562173458725" calcext:value-type="float">
            <text:p>5.71562173458725</text:p>
          </table:table-cell>
          <table:table-cell table:formula="of:=SUM([.C12:.C22])/[.$B$3]" office:value-type="float" office:value="1.85381285381285" calcext:value-type="float">
            <text:p>1.85381285381285</text:p>
          </table:table-cell>
          <table:table-cell table:formula="of:=SUM([.D12:.D22])/[.$B$3]" office:value-type="float" office:value="-0.18509420272842" calcext:value-type="float">
            <text:p>-0.18509420272842</text:p>
          </table:table-cell>
          <table:table-cell table:number-columns-repeated="4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gets\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table:number-columns-repeated="2"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2.4614467952239" calcext:value-type="float">
            <text:p>2.46144679522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[$Raw_Data.F2]" office:value-type="float" office:value="5.65517241379311" calcext:value-type="float">
            <text:p>5.65517241379311</text:p>
          </table:table-cell>
          <table:table-cell table:formula="of:=[$Raw_Data.I2]" office:value-type="float" office:value="1.57142857142857" calcext:value-type="float">
            <text:p>1.57142857142857</text:p>
          </table:table-cell>
          <table:table-cell table:formula="of:=[$Raw_Data.C2]" office:value-type="float" office:value="-1.15269179885576" calcext:value-type="float">
            <text:p>-1.15269179885576</text:p>
          </table:table-cell>
          <table:table-cell/>
          <table:table-cell table:formula="of:=SUM([.B12:.E12])/[.$A$3]" office:value-type="float" office:value="2.02463639545531" calcext:value-type="float">
            <text:p>2.02463639545531</text:p>
          </table:table-cell>
          <table:table-cell table:formula="of:=([.F12]-[.$O$11])^2" office:value-type="float" office:value="0.190803325345994" calcext:value-type="float">
            <text:p>0.190803325345994</text:p>
          </table:table-cell>
          <table:table-cell/>
          <table:table-cell table:formula="of:=([.B12]-[.$O$11])^2" office:value-type="float" office:value="10.1998833267053" calcext:value-type="float">
            <text:p>10.1998833267053</text:p>
          </table:table-cell>
          <table:table-cell table:formula="of:=([.C12]-[.$O$11])^2" office:value-type="float" office:value="0.792132438687786" calcext:value-type="float">
            <text:p>0.792132438687786</text:p>
          </table:table-cell>
          <table:table-cell table:formula="of:=([.D12]-[.$O$11])^2" office:value-type="float" office:value="13.0619977772161" calcext:value-type="float">
            <text:p>13.0619977772161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22])*[.$A$3]" office:value-type="float" office:value="53.2464881529946" calcext:value-type="float">
            <text:p>53.24648815299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[$Raw_Data.F3]" office:value-type="float" office:value="2.55" calcext:value-type="float">
            <text:p>2.55</text:p>
          </table:table-cell>
          <table:table-cell table:formula="of:=[$Raw_Data.I3]" office:value-type="float" office:value="-0.512820512820514" calcext:value-type="float">
            <text:p>-0.512820512820514</text:p>
          </table:table-cell>
          <table:table-cell table:formula="of:=[$Raw_Data.C3]" office:value-type="float" office:value="-0.393730884333156" calcext:value-type="float">
            <text:p>-0.393730884333156</text:p>
          </table:table-cell>
          <table:table-cell/>
          <table:table-cell table:formula="of:=SUM([.B13:.E13])/[.$A$3]" office:value-type="float" office:value="0.547816200948777" calcext:value-type="float">
            <text:p>0.547816200948777</text:p>
          </table:table-cell>
          <table:table-cell table:formula="of:=([.F13]-[.$O$11])^2" office:value-type="float" office:value="3.66198205134574" calcext:value-type="float">
            <text:p>3.66198205134574</text:p>
          </table:table-cell>
          <table:table-cell/>
          <table:table-cell table:formula="of:=([.B13]-[.$O$11])^2" office:value-type="float" office:value="0.00784167007611872" calcext:value-type="float">
            <text:p>0.007841670076119</text:p>
          </table:table-cell>
          <table:table-cell table:formula="of:=([.C13]-[.$O$11])^2" office:value-type="float" office:value="8.84626601970174" calcext:value-type="float">
            <text:p>8.84626601970174</text:p>
          </table:table-cell>
          <table:table-cell table:formula="of:=([.D13]-[.$O$11])^2" office:value-type="float" office:value="8.15203958184079" calcext:value-type="float">
            <text:p>8.15203958184079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197.593580762354" calcext:value-type="float">
            <text:p>197.593580762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[$Raw_Data.F4]" office:value-type="float" office:value="9" calcext:value-type="float">
            <text:p>9</text:p>
          </table:table-cell>
          <table:table-cell table:formula="of:=[$Raw_Data.I4]" office:value-type="float" office:value="-2" calcext:value-type="float">
            <text:p>-2</text:p>
          </table:table-cell>
          <table:table-cell table:formula="of:=[$Raw_Data.C4]" office:value-type="float" office:value="-0.480575998593633" calcext:value-type="float">
            <text:p>-0.480575998593633</text:p>
          </table:table-cell>
          <table:table-cell/>
          <table:table-cell table:formula="of:=SUM([.B14:.E14])/[.$A$3]" office:value-type="float" office:value="2.17314133380212" calcext:value-type="float">
            <text:p>2.17314133380212</text:p>
          </table:table-cell>
          <table:table-cell table:formula="of:=([.F14]-[.$O$11])^2" office:value-type="float" office:value="0.0831200390856212" calcext:value-type="float">
            <text:p>0.083120039085621</text:p>
          </table:table-cell>
          <table:table-cell/>
          <table:table-cell table:formula="of:=([.B14]-[.$O$11])^2" office:value-type="float" office:value="42.7526780116879" calcext:value-type="float">
            <text:p>42.7526780116879</text:p>
          </table:table-cell>
          <table:table-cell table:formula="of:=([.C14]-[.$O$11])^2" office:value-type="float" office:value="19.9045075066136" calcext:value-type="float">
            <text:p>19.9045075066136</text:p>
          </table:table-cell>
          <table:table-cell table:formula="of:=([.D14]-[.$O$11])^2" office:value-type="float" office:value="8.65549811934189" calcext:value-type="float">
            <text:p>8.65549811934189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22])" office:value-type="float" office:value="413.333747045394" calcext:value-type="float">
            <text:p>413.333747045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[$Raw_Data.F5]" office:value-type="float" office:value="9.33333333333333" calcext:value-type="float">
            <text:p>9.33333333333333</text:p>
          </table:table-cell>
          <table:table-cell table:formula="of:=[$Raw_Data.I5]" office:value-type="float" office:value="-0.666666666666667" calcext:value-type="float">
            <text:p>-0.666666666666667</text:p>
          </table:table-cell>
          <table:table-cell table:formula="of:=[$Raw_Data.C5]" office:value-type="float" office:value="-0.39840414694463" calcext:value-type="float">
            <text:p>-0.39840414694463</text:p>
          </table:table-cell>
          <table:table-cell/>
          <table:table-cell table:formula="of:=SUM([.B15:.E15])/[.$A$3]" office:value-type="float" office:value="2.75608750657401" calcext:value-type="float">
            <text:p>2.75608750657401</text:p>
          </table:table-cell>
          <table:table-cell table:formula="of:=([.F15]-[.$O$11])^2" office:value-type="float" office:value="0.0868131487849021" calcext:value-type="float">
            <text:p>0.086813148784902</text:p>
          </table:table-cell>
          <table:table-cell/>
          <table:table-cell table:formula="of:=([.B15]-[.$O$11])^2" office:value-type="float" office:value="47.2228245926497" calcext:value-type="float">
            <text:p>47.2228245926497</text:p>
          </table:table-cell>
          <table:table-cell table:formula="of:=([.C15]-[.$O$11])^2" office:value-type="float" office:value="9.78509383046096" calcext:value-type="float">
            <text:p>9.78509383046096</text:p>
          </table:table-cell>
          <table:table-cell table:formula="of:=([.D15]-[.$O$11])^2" office:value-type="float" office:value="8.1787474114222" calcext:value-type="float">
            <text:p>8.1787474114222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162.493678130045" calcext:value-type="float">
            <text:p>162.493678130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[$Raw_Data.F6]" office:value-type="float" office:value="6" calcext:value-type="float">
            <text:p>6</text:p>
          </table:table-cell>
          <table:table-cell table:formula="of:=[$Raw_Data.I6]" office:value-type="float" office:value="-5.33333333333333" calcext:value-type="float">
            <text:p>-5.33333333333333</text:p>
          </table:table-cell>
          <table:table-cell table:formula="of:=[$Raw_Data.C6]" office:value-type="float" office:value="0.896628852738834" calcext:value-type="float">
            <text:p>0.896628852738834</text:p>
          </table:table-cell>
          <table:table-cell/>
          <table:table-cell table:formula="of:=SUM([.B16:.E16])/[.$A$3]" office:value-type="float" office:value="0.521098506468501" calcext:value-type="float">
            <text:p>0.521098506468501</text:p>
          </table:table-cell>
          <table:table-cell table:formula="of:=([.F16]-[.$O$11])^2" office:value-type="float" office:value="3.76495148167599" calcext:value-type="float">
            <text:p>3.76495148167599</text:p>
          </table:table-cell>
          <table:table-cell/>
          <table:table-cell table:formula="of:=([.B16]-[.$O$11])^2" office:value-type="float" office:value="12.5213587830312" calcext:value-type="float">
            <text:p>12.5213587830312</text:p>
          </table:table-cell>
          <table:table-cell table:formula="of:=([.C16]-[.$O$11])^2" office:value-type="float" office:value="60.7585972525506" calcext:value-type="float">
            <text:p>60.7585972525506</text:p>
          </table:table-cell>
          <table:table-cell table:formula="of:=([.D16]-[.$O$11])^2" office:value-type="float" office:value="2.44865519312318" calcext:value-type="float">
            <text:p>2.44865519312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[$Raw_Data.F7]" office:value-type="float" office:value="8" calcext:value-type="float">
            <text:p>8</text:p>
          </table:table-cell>
          <table:table-cell table:formula="of:=[$Raw_Data.I7]" office:value-type="float" office:value="8" calcext:value-type="float">
            <text:p>8</text:p>
          </table:table-cell>
          <table:table-cell table:formula="of:=[$Raw_Data.C7]" office:value-type="float" office:value="-0.461607459795788" calcext:value-type="float">
            <text:p>-0.461607459795788</text:p>
          </table:table-cell>
          <table:table-cell/>
          <table:table-cell table:formula="of:=SUM([.B17:.E17])/[.$A$3]" office:value-type="float" office:value="5.17946418006807" calcext:value-type="float">
            <text:p>5.17946418006807</text:p>
          </table:table-cell>
          <table:table-cell table:formula="of:=([.F17]-[.$O$11])^2" office:value-type="float" office:value="7.38761850431517" calcext:value-type="float">
            <text:p>7.38761850431517</text:p>
          </table:table-cell>
          <table:table-cell/>
          <table:table-cell table:formula="of:=([.B17]-[.$O$11])^2" office:value-type="float" office:value="30.6755716021357" calcext:value-type="float">
            <text:p>30.6755716021357</text:p>
          </table:table-cell>
          <table:table-cell table:formula="of:=([.C17]-[.$O$11])^2" office:value-type="float" office:value="30.6755716021357" calcext:value-type="float">
            <text:p>30.6755716021357</text:p>
          </table:table-cell>
          <table:table-cell table:formula="of:=([.D17]-[.$O$11])^2" office:value-type="float" office:value="8.54424617778868" calcext:value-type="float">
            <text:p>8.54424617778868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[$Raw_Data.F8]" office:value-type="float" office:value="6" calcext:value-type="float">
            <text:p>6</text:p>
          </table:table-cell>
          <table:table-cell table:formula="of:=[$Raw_Data.I8]" office:value-type="float" office:value="1.33333333333333" calcext:value-type="float">
            <text:p>1.33333333333333</text:p>
          </table:table-cell>
          <table:table-cell table:formula="of:=[$Raw_Data.C8]" office:value-type="float" office:value="0.736289328414241" calcext:value-type="float">
            <text:p>0.736289328414241</text:p>
          </table:table-cell>
          <table:table-cell/>
          <table:table-cell table:formula="of:=SUM([.B18:.E18])/[.$A$3]" office:value-type="float" office:value="2.68987422058252" calcext:value-type="float">
            <text:p>2.68987422058252</text:p>
          </table:table-cell>
          <table:table-cell table:formula="of:=([.F18]-[.$O$11])^2" office:value-type="float" office:value="0.0521790886559719" calcext:value-type="float">
            <text:p>0.052179088655972</text:p>
          </table:table-cell>
          <table:table-cell/>
          <table:table-cell table:formula="of:=([.B18]-[.$O$11])^2" office:value-type="float" office:value="12.5213587830312" calcext:value-type="float">
            <text:p>12.5213587830312</text:p>
          </table:table-cell>
          <table:table-cell table:formula="of:=([.C18]-[.$O$11])^2" office:value-type="float" office:value="1.27263998289872" calcext:value-type="float">
            <text:p>1.27263998289872</text:p>
          </table:table-cell>
          <table:table-cell table:formula="of:=([.D18]-[.$O$11])^2" office:value-type="float" office:value="2.9761682852891" calcext:value-type="float">
            <text:p>2.9761682852891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eforbes</text:p>
          </table:table-cell>
          <table:table-cell table:formula="of:=[$Raw_Data.F9]" office:value-type="float" office:value="5.33333333333333" calcext:value-type="float">
            <text:p>5.33333333333333</text:p>
          </table:table-cell>
          <table:table-cell table:formula="of:=[$Raw_Data.I9]" office:value-type="float" office:value="6" calcext:value-type="float">
            <text:p>6</text:p>
          </table:table-cell>
          <table:table-cell table:formula="of:=[$Raw_Data.C9]" office:value-type="float" office:value="-0.570839031173199" calcext:value-type="float">
            <text:p>-0.570839031173199</text:p>
          </table:table-cell>
          <table:table-cell/>
          <table:table-cell table:formula="of:=SUM([.B19:.E19])/[.$A$3]" office:value-type="float" office:value="3.58749810072004" calcext:value-type="float">
            <text:p>3.58749810072004</text:p>
          </table:table-cell>
          <table:table-cell table:formula="of:=([.F19]-[.$O$11])^2" office:value-type="float" office:value="1.26799154260958" calcext:value-type="float">
            <text:p>1.26799154260958</text:p>
          </table:table-cell>
          <table:table-cell/>
          <table:table-cell table:formula="of:=([.B19]-[.$O$11])^2" office:value-type="float" office:value="8.2477322877742" calcext:value-type="float">
            <text:p>8.2477322877742</text:p>
          </table:table-cell>
          <table:table-cell table:formula="of:=([.C19]-[.$O$11])^2" office:value-type="float" office:value="12.5213587830312" calcext:value-type="float">
            <text:p>12.5213587830312</text:p>
          </table:table-cell>
          <table:table-cell table:formula="of:=([.D19]-[.$O$11])^2" office:value-type="float" office:value="9.19475733296871" calcext:value-type="float">
            <text:p>9.19475733296871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[$Raw_Data.F10]" office:value-type="float" office:value="1" calcext:value-type="float">
            <text:p>1</text:p>
          </table:table-cell>
          <table:table-cell table:formula="of:=[$Raw_Data.I10]" office:value-type="float" office:value="4" calcext:value-type="float">
            <text:p>4</text:p>
          </table:table-cell>
          <table:table-cell table:formula="of:=[$Raw_Data.C10]" office:value-type="float" office:value="0.129856194480237" calcext:value-type="float">
            <text:p>0.129856194480237</text:p>
          </table:table-cell>
          <table:table-cell/>
          <table:table-cell table:formula="of:=SUM([.B20:.E20])/[.$A$3]" office:value-type="float" office:value="1.70995206482675" calcext:value-type="float">
            <text:p>1.70995206482675</text:p>
          </table:table-cell>
          <table:table-cell table:formula="of:=([.F20]-[.$O$11])^2" office:value-type="float" office:value="0.564744329814685" calcext:value-type="float">
            <text:p>0.564744329814685</text:p>
          </table:table-cell>
          <table:table-cell/>
          <table:table-cell table:formula="of:=([.B20]-[.$O$11])^2" office:value-type="float" office:value="2.13582673527019" calcext:value-type="float">
            <text:p>2.13582673527019</text:p>
          </table:table-cell>
          <table:table-cell table:formula="of:=([.C20]-[.$O$11])^2" office:value-type="float" office:value="2.36714596392682" calcext:value-type="float">
            <text:p>2.36714596392682</text:p>
          </table:table-cell>
          <table:table-cell table:formula="of:=([.D20]-[.$O$11])^2" office:value-type="float" office:value="5.43631472947617" calcext:value-type="float">
            <text:p>5.43631472947617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[$Raw_Data.F11]" office:value-type="float" office:value="4" calcext:value-type="float">
            <text:p>4</text:p>
          </table:table-cell>
          <table:table-cell table:formula="of:=[$Raw_Data.I11]" office:value-type="float" office:value="4" calcext:value-type="float">
            <text:p>4</text:p>
          </table:table-cell>
          <table:table-cell table:formula="of:=[$Raw_Data.C11]" office:value-type="float" office:value="-0.175604599459016" calcext:value-type="float">
            <text:p>-0.175604599459016</text:p>
          </table:table-cell>
          <table:table-cell/>
          <table:table-cell table:formula="of:=SUM([.B21:.E21])/[.$A$3]" office:value-type="float" office:value="2.60813180018033" calcext:value-type="float">
            <text:p>2.60813180018033</text:p>
          </table:table-cell>
          <table:table-cell table:formula="of:=([.F21]-[.$O$11])^2" office:value-type="float" office:value="0.0215164906790687" calcext:value-type="float">
            <text:p>0.021516490679069</text:p>
          </table:table-cell>
          <table:table-cell/>
          <table:table-cell table:formula="of:=([.B21]-[.$O$11])^2" office:value-type="float" office:value="2.36714596392682" calcext:value-type="float">
            <text:p>2.36714596392682</text:p>
          </table:table-cell>
          <table:table-cell table:formula="of:=([.C21]-[.$O$11])^2" office:value-type="float" office:value="2.36714596392682" calcext:value-type="float">
            <text:p>2.36714596392682</text:p>
          </table:table-cell>
          <table:table-cell table:formula="of:=([.D21]-[.$O$11])^2" office:value-type="float" office:value="6.95404005819909" calcext:value-type="float">
            <text:p>6.954040058199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yansprite</text:p>
          </table:table-cell>
          <table:table-cell table:formula="of:=[$Raw_Data.F12]" office:value-type="float" office:value="6" calcext:value-type="float">
            <text:p>6</text:p>
          </table:table-cell>
          <table:table-cell table:formula="of:=[$Raw_Data.I12]" office:value-type="float" office:value="4" calcext:value-type="float">
            <text:p>4</text:p>
          </table:table-cell>
          <table:table-cell table:formula="of:=[$Raw_Data.C12]" office:value-type="float" office:value="-0.165356686490746" calcext:value-type="float">
            <text:p>-0.165356686490746</text:p>
          </table:table-cell>
          <table:table-cell table:style-name="ce5"/>
          <table:table-cell table:style-name="ce5" table:formula="of:=SUM([.B22:.E22])/[.$A$3]" office:value-type="float" office:value="3.27821443783642" calcext:value-type="float">
            <text:p>3.27821443783642</text:p>
          </table:table-cell>
          <table:table-cell table:style-name="ce5" table:formula="of:=([.F22]-[.$O$11])^2" office:value-type="float" office:value="0.667109382018818" calcext:value-type="float">
            <text:p>0.667109382018818</text:p>
          </table:table-cell>
          <table:table-cell table:style-name="ce5"/>
          <table:table-cell table:style-name="ce5" table:formula="of:=([.B22]-[.$O$11])^2" office:value-type="float" office:value="12.5213587830312" calcext:value-type="float">
            <text:p>12.5213587830312</text:p>
          </table:table-cell>
          <table:table-cell table:style-name="ce5" table:formula="of:=([.C22]-[.$O$11])^2" office:value-type="float" office:value="2.36714596392682" calcext:value-type="float">
            <text:p>2.36714596392682</text:p>
          </table:table-cell>
          <table:table-cell table:style-name="ce5" table:formula="of:=([.D22]-[.$O$11])^2" office:value-type="float" office:value="6.90009653154816" calcext:value-type="float">
            <text:p>6.90009653154816</text:p>
          </table:table-cell>
          <table:table-cell table:style-name="ce5" table:number-columns-repeated="2"/>
          <table:table-cell table:style-name="ce5" office:value-type="string" calcext:value-type="string">
            <text:p>MSC/JMS</text:p>
          </table:table-cell>
          <table:table-cell table:style-name="ce5" table:formula="of:=[.$O$13]/([.$O$18])" office:value-type="float" office:value="98.7967903811771" calcext:value-type="float">
            <text:p>98.7967903811771</text:p>
          </table:table-cell>
          <table:table-cell table:style-name="ce5" office:value-type="string" calcext:value-type="string">
            <text:p>SSC/(C-1)</text:p>
          </table:table-cell>
          <table:table-cell table:style-name="ce5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8.12468390650227" calcext:value-type="float">
            <text:p>8.12468390650227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5.32464881529946" calcext:value-type="float">
            <text:p>5.32464881529946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12.9166795951686" calcext:value-type="float">
            <text:p>12.9166795951686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-0.525862866891313" calcext:value-type="float">
            <text:p>-0.525862866891313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ICC_Oni_PN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7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22.0288944246006" calcext:value-type="float">
            <text:p>22.0288944246006</text:p>
          </table:table-cell>
          <table:table-cell table:formula="of:=([.C10]-[.$O$11])^2" office:value-type="float" office:value="5.7269611072297" calcext:value-type="float">
            <text:p>5.7269611072297</text:p>
          </table:table-cell>
          <table:table-cell table:formula="of:=([.D10]-[.$O$11])^2" office:value-type="float" office:value="5.2917845201052" calcext:value-type="float">
            <text:p>5.2917845201052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10.3588296760711" calcext:value-type="float">
            <text:p>10.3588296760711</text:p>
          </table:table-cell>
          <table:table-cell table:formula="of:=SUM([.C12:.C22])/[.$B$3]" office:value-type="float" office:value="3.27222777222777" calcext:value-type="float">
            <text:p>3.27222777222777</text:p>
          </table:table-cell>
          <table:table-cell table:formula="of:=SUM([.D12:.D22])/[.$B$3]" office:value-type="float" office:value="3.36494686448622" calcext:value-type="float">
            <text:p>3.36494686448622</text:p>
          </table:table-cell>
          <table:table-cell table:formula="of:=SUM([.E12:.E17])/[.$B$3]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gets\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5.66533477092835" calcext:value-type="float">
            <text:p>5.66533477092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[$Raw_Data.E2]" office:value-type="float" office:value="10.4137931034483" calcext:value-type="float">
            <text:p>10.4137931034483</text:p>
          </table:table-cell>
          <table:table-cell table:formula="of:=[$Raw_Data.H2]" office:value-type="float" office:value="4.07142857142857" calcext:value-type="float">
            <text:p>4.07142857142857</text:p>
          </table:table-cell>
          <table:table-cell table:formula="of:=[$Raw_Data.B2]" office:value-type="float" office:value="3.46082944405092" calcext:value-type="float">
            <text:p>3.46082944405092</text:p>
          </table:table-cell>
          <table:table-cell/>
          <table:table-cell table:formula="of:=SUM([.B12:.E12])/[.$A$3]" office:value-type="float" office:value="5.9820170396426" calcext:value-type="float">
            <text:p>5.9820170396426</text:p>
          </table:table-cell>
          <table:table-cell table:formula="of:=([.F12]-[.$O$11])^2" office:value-type="float" office:value="0.100287659318" calcext:value-type="float">
            <text:p>0.100287659318</text:p>
          </table:table-cell>
          <table:table-cell/>
          <table:table-cell table:formula="of:=([.B12]-[.$O$11])^2" office:value-type="float" office:value="22.5478565356781" calcext:value-type="float">
            <text:p>22.5478565356781</text:p>
          </table:table-cell>
          <table:table-cell table:formula="of:=([.C12]-[.$O$11])^2" office:value-type="float" office:value="2.54053697280384" calcext:value-type="float">
            <text:p>2.54053697280384</text:p>
          </table:table-cell>
          <table:table-cell table:formula="of:=([.D12]-[.$O$11])^2" office:value-type="float" office:value="4.85984373623098" calcext:value-type="float">
            <text:p>4.85984373623098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22])*[.$A$3]" office:value-type="float" office:value="93.8147817905059" calcext:value-type="float">
            <text:p>93.8147817905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[$Raw_Data.E3]" office:value-type="float" office:value="12.2" calcext:value-type="float">
            <text:p>12.2</text:p>
          </table:table-cell>
          <table:table-cell table:formula="of:=[$Raw_Data.H3]" office:value-type="float" office:value="6.25641025641026" calcext:value-type="float">
            <text:p>6.25641025641026</text:p>
          </table:table-cell>
          <table:table-cell table:formula="of:=[$Raw_Data.B3]" office:value-type="float" office:value="3.30217983486781" calcext:value-type="float">
            <text:p>3.30217983486781</text:p>
          </table:table-cell>
          <table:table-cell/>
          <table:table-cell table:formula="of:=SUM([.B13:.E13])/[.$A$3]" office:value-type="float" office:value="7.25286336375936" calcext:value-type="float">
            <text:p>7.25286336375936</text:p>
          </table:table-cell>
          <table:table-cell table:formula="of:=([.F13]-[.$O$11])^2" office:value-type="float" office:value="2.52024703305598" calcext:value-type="float">
            <text:p>2.52024703305598</text:p>
          </table:table-cell>
          <table:table-cell/>
          <table:table-cell table:formula="of:=([.B13]-[.$O$11])^2" office:value-type="float" office:value="42.701849656038" calcext:value-type="float">
            <text:p>42.701849656038</text:p>
          </table:table-cell>
          <table:table-cell table:formula="of:=([.C13]-[.$O$11])^2" office:value-type="float" office:value="0.349370229537671" calcext:value-type="float">
            <text:p>0.349370229537671</text:p>
          </table:table-cell>
          <table:table-cell table:formula="of:=([.D13]-[.$O$11])^2" office:value-type="float" office:value="5.58450125182731" calcext:value-type="float">
            <text:p>5.58450125182731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363.52404057129" calcext:value-type="float">
            <text:p>363.524040571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[$Raw_Data.E4]" office:value-type="float" office:value="5" calcext:value-type="float">
            <text:p>5</text:p>
          </table:table-cell>
          <table:table-cell table:formula="of:=[$Raw_Data.H4]" office:value-type="float" office:value="-3" calcext:value-type="float">
            <text:p>-3</text:p>
          </table:table-cell>
          <table:table-cell table:formula="of:=[$Raw_Data.B4]" office:value-type="float" office:value="3.11162597867751" calcext:value-type="float">
            <text:p>3.11162597867751</text:p>
          </table:table-cell>
          <table:table-cell/>
          <table:table-cell table:formula="of:=SUM([.B14:.E14])/[.$A$3]" office:value-type="float" office:value="1.70387532622584" calcext:value-type="float">
            <text:p>1.70387532622584</text:p>
          </table:table-cell>
          <table:table-cell table:formula="of:=([.F14]-[.$O$11])^2" office:value-type="float" office:value="15.6931609320228" calcext:value-type="float">
            <text:p>15.6931609320228</text:p>
          </table:table-cell>
          <table:table-cell/>
          <table:table-cell table:formula="of:=([.B14]-[.$O$11])^2" office:value-type="float" office:value="0.442670357406285" calcext:value-type="float">
            <text:p>0.442670357406285</text:p>
          </table:table-cell>
          <table:table-cell table:formula="of:=([.C14]-[.$O$11])^2" office:value-type="float" office:value="75.08802669226" calcext:value-type="float">
            <text:p>75.08802669226</text:p>
          </table:table-cell>
          <table:table-cell table:formula="of:=([.D14]-[.$O$11])^2" office:value-type="float" office:value="6.52142859561926" calcext:value-type="float">
            <text:p>6.52142859561926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22])" office:value-type="float" office:value="561.428908299797" calcext:value-type="float">
            <text:p>561.4289082997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[$Raw_Data.E5]" office:value-type="float" office:value="9.33333333333333" calcext:value-type="float">
            <text:p>9.33333333333333</text:p>
          </table:table-cell>
          <table:table-cell table:formula="of:=[$Raw_Data.H5]" office:value-type="float" office:value="8" calcext:value-type="float">
            <text:p>8</text:p>
          </table:table-cell>
          <table:table-cell table:formula="of:=[$Raw_Data.B5]" office:value-type="float" office:value="3.85256570052427" calcext:value-type="float">
            <text:p>3.85256570052427</text:p>
          </table:table-cell>
          <table:table-cell/>
          <table:table-cell table:formula="of:=SUM([.B15:.E15])/[.$A$3]" office:value-type="float" office:value="7.0619663446192" calcext:value-type="float">
            <text:p>7.0619663446192</text:p>
          </table:table-cell>
          <table:table-cell table:formula="of:=([.F15]-[.$O$11])^2" office:value-type="float" office:value="1.95057975263017" calcext:value-type="float">
            <text:p>1.95057975263017</text:p>
          </table:table-cell>
          <table:table-cell/>
          <table:table-cell table:formula="of:=([.B15]-[.$O$11])^2" office:value-type="float" office:value="13.454213453805" calcext:value-type="float">
            <text:p>13.454213453805</text:p>
          </table:table-cell>
          <table:table-cell table:formula="of:=([.C15]-[.$O$11])^2" office:value-type="float" office:value="5.45066173183616" calcext:value-type="float">
            <text:p>5.45066173183616</text:p>
          </table:table-cell>
          <table:table-cell table:formula="of:=([.D15]-[.$O$11])^2" office:value-type="float" office:value="3.28613170261369" calcext:value-type="float">
            <text:p>3.28613170261369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104.090085938001" calcext:value-type="float">
            <text:p>104.0900859380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[$Raw_Data.E6]" office:value-type="float" office:value="12.6666666666667" calcext:value-type="float">
            <text:p>12.6666666666667</text:p>
          </table:table-cell>
          <table:table-cell table:formula="of:=[$Raw_Data.H6]" office:value-type="float" office:value="-1.33333333333333" calcext:value-type="float">
            <text:p>-1.33333333333333</text:p>
          </table:table-cell>
          <table:table-cell table:formula="of:=[$Raw_Data.B6]" office:value-type="float" office:value="3.1574060827354" calcext:value-type="float">
            <text:p>3.1574060827354</text:p>
          </table:table-cell>
          <table:table-cell/>
          <table:table-cell table:formula="of:=SUM([.B16:.E16])/[.$A$3]" office:value-type="float" office:value="4.83024647202292" calcext:value-type="float">
            <text:p>4.83024647202292</text:p>
          </table:table-cell>
          <table:table-cell table:formula="of:=([.F16]-[.$O$11])^2" office:value-type="float" office:value="0.697372466968765" calcext:value-type="float">
            <text:p>0.697372466968765</text:p>
          </table:table-cell>
          <table:table-cell/>
          <table:table-cell table:formula="of:=([.B16]-[.$O$11])^2" office:value-type="float" office:value="49.0186483142831" calcext:value-type="float">
            <text:p>49.0186483142831</text:p>
          </table:table-cell>
          <table:table-cell table:formula="of:=([.C16]-[.$O$11])^2" office:value-type="float" office:value="48.9813552336098" calcext:value-type="float">
            <text:p>48.9813552336098</text:p>
          </table:table-cell>
          <table:table-cell table:formula="of:=([.D16]-[.$O$11])^2" office:value-type="float" office:value="6.28970630506123" calcext:value-type="float">
            <text:p>6.28970630506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[$Raw_Data.E7]" office:value-type="float" office:value="8" calcext:value-type="float">
            <text:p>8</text:p>
          </table:table-cell>
          <table:table-cell table:formula="of:=[$Raw_Data.H7]" office:value-type="float" office:value="0" calcext:value-type="float">
            <text:p>0</text:p>
          </table:table-cell>
          <table:table-cell table:formula="of:=[$Raw_Data.B7]" office:value-type="float" office:value="3.65346148266967" calcext:value-type="float">
            <text:p>3.65346148266967</text:p>
          </table:table-cell>
          <table:table-cell/>
          <table:table-cell table:formula="of:=SUM([.B17:.E17])/[.$A$3]" office:value-type="float" office:value="3.88448716088989" calcext:value-type="float">
            <text:p>3.88448716088989</text:p>
          </table:table-cell>
          <table:table-cell table:formula="of:=([.F17]-[.$O$11])^2" office:value-type="float" office:value="3.17141821017971" calcext:value-type="float">
            <text:p>3.17141821017971</text:p>
          </table:table-cell>
          <table:table-cell/>
          <table:table-cell table:formula="of:=([.B17]-[.$O$11])^2" office:value-type="float" office:value="5.45066173183616" calcext:value-type="float">
            <text:p>5.45066173183616</text:p>
          </table:table-cell>
          <table:table-cell table:formula="of:=([.C17]-[.$O$11])^2" office:value-type="float" office:value="32.0960180666898" calcext:value-type="float">
            <text:p>32.0960180666898</text:p>
          </table:table-cell>
          <table:table-cell table:formula="of:=([.D17]-[.$O$11])^2" office:value-type="float" office:value="4.04763412800881" calcext:value-type="float">
            <text:p>4.04763412800881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[$Raw_Data.E8]" office:value-type="float" office:value="12" calcext:value-type="float">
            <text:p>12</text:p>
          </table:table-cell>
          <table:table-cell table:formula="of:=[$Raw_Data.H8]" office:value-type="float" office:value="5.33333333333333" calcext:value-type="float">
            <text:p>5.33333333333333</text:p>
          </table:table-cell>
          <table:table-cell table:formula="of:=[$Raw_Data.B8]" office:value-type="float" office:value="3.05538968552116" calcext:value-type="float">
            <text:p>3.05538968552116</text:p>
          </table:table-cell>
          <table:table-cell/>
          <table:table-cell table:formula="of:=SUM([.B18:.E18])/[.$A$3]" office:value-type="float" office:value="6.79624100628483" calcext:value-type="float">
            <text:p>6.79624100628483</text:p>
          </table:table-cell>
          <table:table-cell table:formula="of:=([.F18]-[.$O$11])^2" office:value-type="float" office:value="1.27894891316816" calcext:value-type="float">
            <text:p>1.27894891316816</text:p>
          </table:table-cell>
          <table:table-cell/>
          <table:table-cell table:formula="of:=([.B18]-[.$O$11])^2" office:value-type="float" office:value="40.1279835644093" calcext:value-type="float">
            <text:p>40.1279835644093</text:p>
          </table:table-cell>
          <table:table-cell table:formula="of:=([.C18]-[.$O$11])^2" office:value-type="float" office:value="0.110224954565162" calcext:value-type="float">
            <text:p>0.110224954565162</text:p>
          </table:table-cell>
          <table:table-cell table:formula="of:=([.D18]-[.$O$11])^2" office:value-type="float" office:value="6.81181334884116" calcext:value-type="float">
            <text:p>6.81181334884116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eforbes</text:p>
          </table:table-cell>
          <table:table-cell table:formula="of:=[$Raw_Data.E9]" office:value-type="float" office:value="10.6666666666667" calcext:value-type="float">
            <text:p>10.6666666666667</text:p>
          </table:table-cell>
          <table:table-cell table:formula="of:=[$Raw_Data.H9]" office:value-type="float" office:value="1" calcext:value-type="float">
            <text:p>1</text:p>
          </table:table-cell>
          <table:table-cell table:formula="of:=[$Raw_Data.B9]" office:value-type="float" office:value="3.13644034421027" calcext:value-type="float">
            <text:p>3.13644034421027</text:p>
          </table:table-cell>
          <table:table-cell/>
          <table:table-cell table:formula="of:=SUM([.B19:.E19])/[.$A$3]" office:value-type="float" office:value="4.93436900362566" calcext:value-type="float">
            <text:p>4.93436900362566</text:p>
          </table:table-cell>
          <table:table-cell table:formula="of:=([.F19]-[.$O$11])^2" office:value-type="float" office:value="0.534310952968421" calcext:value-type="float">
            <text:p>0.534310952968421</text:p>
          </table:table-cell>
          <table:table-cell/>
          <table:table-cell table:formula="of:=([.B19]-[.$O$11])^2" office:value-type="float" office:value="25.0133207313297" calcext:value-type="float">
            <text:p>25.0133207313297</text:p>
          </table:table-cell>
          <table:table-cell table:formula="of:=([.C19]-[.$O$11])^2" office:value-type="float" office:value="21.7653485248331" calcext:value-type="float">
            <text:p>21.7653485248331</text:p>
          </table:table-cell>
          <table:table-cell table:formula="of:=([.D19]-[.$O$11])^2" office:value-type="float" office:value="6.39530702148579" calcext:value-type="float">
            <text:p>6.39530702148579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[$Raw_Data.E10]" office:value-type="float" office:value="9" calcext:value-type="float">
            <text:p>9</text:p>
          </table:table-cell>
          <table:table-cell table:formula="of:=[$Raw_Data.H10]" office:value-type="float" office:value="7" calcext:value-type="float">
            <text:p>7</text:p>
          </table:table-cell>
          <table:table-cell table:formula="of:=[$Raw_Data.B10]" office:value-type="float" office:value="3.2783762418698" calcext:value-type="float">
            <text:p>3.2783762418698</text:p>
          </table:table-cell>
          <table:table-cell/>
          <table:table-cell table:formula="of:=SUM([.B20:.E20])/[.$A$3]" office:value-type="float" office:value="6.4261254139566" calcext:value-type="float">
            <text:p>6.4261254139566</text:p>
          </table:table-cell>
          <table:table-cell table:formula="of:=([.F20]-[.$O$11])^2" office:value-type="float" office:value="0.578802402519333" calcext:value-type="float">
            <text:p>0.578802402519333</text:p>
          </table:table-cell>
          <table:table-cell/>
          <table:table-cell table:formula="of:=([.B20]-[.$O$11])^2" office:value-type="float" office:value="11.1199921899795" calcext:value-type="float">
            <text:p>11.1199921899795</text:p>
          </table:table-cell>
          <table:table-cell table:formula="of:=([.C20]-[.$O$11])^2" office:value-type="float" office:value="1.78133127369287" calcext:value-type="float">
            <text:p>1.78133127369287</text:p>
          </table:table-cell>
          <table:table-cell table:formula="of:=([.D20]-[.$O$11])^2" office:value-type="float" office:value="5.69757101944538" calcext:value-type="float">
            <text:p>5.69757101944538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[$Raw_Data.E11]" office:value-type="float" office:value="12.6666666666667" calcext:value-type="float">
            <text:p>12.6666666666667</text:p>
          </table:table-cell>
          <table:table-cell table:formula="of:=[$Raw_Data.H11]" office:value-type="float" office:value="6.66666666666667" calcext:value-type="float">
            <text:p>6.66666666666667</text:p>
          </table:table-cell>
          <table:table-cell table:formula="of:=[$Raw_Data.B11]" office:value-type="float" office:value="4.19594471745875" calcext:value-type="float">
            <text:p>4.19594471745875</text:p>
          </table:table-cell>
          <table:table-cell/>
          <table:table-cell table:formula="of:=SUM([.B21:.E21])/[.$A$3]" office:value-type="float" office:value="7.84309268359737" calcext:value-type="float">
            <text:p>7.84309268359737</text:p>
          </table:table-cell>
          <table:table-cell table:formula="of:=([.F21]-[.$O$11])^2" office:value-type="float" office:value="4.74262952619252" calcext:value-type="float">
            <text:p>4.74262952619252</text:p>
          </table:table-cell>
          <table:table-cell/>
          <table:table-cell table:formula="of:=([.B21]-[.$O$11])^2" office:value-type="float" office:value="49.0186483142831" calcext:value-type="float">
            <text:p>49.0186483142831</text:p>
          </table:table-cell>
          <table:table-cell table:formula="of:=([.C21]-[.$O$11])^2" office:value-type="float" office:value="1.00266556542289" calcext:value-type="float">
            <text:p>1.00266556542289</text:p>
          </table:table-cell>
          <table:table-cell table:formula="of:=([.D21]-[.$O$11])^2" office:value-type="float" office:value="2.1591071292354" calcext:value-type="float">
            <text:p>2.159107129235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yansprite</text:p>
          </table:table-cell>
          <table:table-cell table:style-name="ce5" table:formula="of:=[$Raw_Data.E12]" office:value-type="float" office:value="12" calcext:value-type="float">
            <text:p>12</text:p>
          </table:table-cell>
          <table:table-cell table:style-name="ce5" table:formula="of:=[$Raw_Data.H12]" office:value-type="float" office:value="2" calcext:value-type="float">
            <text:p>2</text:p>
          </table:table-cell>
          <table:table-cell table:style-name="ce5" table:formula="of:=[$Raw_Data.B12]" office:value-type="float" office:value="2.81019599676291" calcext:value-type="float">
            <text:p>2.81019599676291</text:p>
          </table:table-cell>
          <table:table-cell table:style-name="ce5"/>
          <table:table-cell table:style-name="ce5" table:formula="of:=SUM([.B22:.E22])/[.$A$3]" office:value-type="float" office:value="5.60339866558764" calcext:value-type="float">
            <text:p>5.60339866558764</text:p>
          </table:table-cell>
          <table:table-cell table:style-name="ce5" table:formula="of:=([.F22]-[.$O$11])^2" office:value-type="float" office:value="0.00383608114477637" calcext:value-type="float">
            <text:p>0.003836081144776</text:p>
          </table:table-cell>
          <table:table-cell table:style-name="ce5"/>
          <table:table-cell table:style-name="ce5" table:formula="of:=([.B22]-[.$O$11])^2" office:value-type="float" office:value="40.1279835644093" calcext:value-type="float">
            <text:p>40.1279835644093</text:p>
          </table:table-cell>
          <table:table-cell table:style-name="ce5" table:formula="of:=([.C22]-[.$O$11])^2" office:value-type="float" office:value="13.4346789829764" calcext:value-type="float">
            <text:p>13.4346789829764</text:p>
          </table:table-cell>
          <table:table-cell table:style-name="ce5" table:formula="of:=([.D22]-[.$O$11])^2" office:value-type="float" office:value="8.15181741974295" calcext:value-type="float">
            <text:p>8.15181741974295</text:p>
          </table:table-cell>
          <table:table-cell table:style-name="ce5" table:number-columns-repeated="2"/>
          <table:table-cell table:style-name="ce5" office:value-type="string" calcext:value-type="string">
            <text:p>MSC/JMS</text:p>
          </table:table-cell>
          <table:table-cell table:style-name="ce5" table:formula="of:=[.$O$13]/([.$O$18])" office:value-type="float" office:value="181.762020285645" calcext:value-type="float">
            <text:p>181.762020285645</text:p>
          </table:table-cell>
          <table:table-cell table:style-name="ce5" office:value-type="string" calcext:value-type="string">
            <text:p>SSC/(C-1)</text:p>
          </table:table-cell>
          <table:table-cell table:style-name="ce5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5.20450429690004" calcext:value-type="float">
            <text:p>5.20450429690004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9.38147817905059" calcext:value-type="float">
            <text:p>9.38147817905059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17.5446533843687" calcext:value-type="float">
            <text:p>17.5446533843687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0.445236219967764" calcext:value-type="float">
            <text:p>0.445236219967764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Raw_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IBM_P_N</text:p>
          </table:table-cell>
          <table:table-cell office:value-type="string" calcext:value-type="string">
            <text:p>IBM_F_B</text:p>
          </table:table-cell>
          <table:table-cell office:value-type="string" calcext:value-type="string">
            <text:p>IBM_U_D</text:p>
          </table:table-cell>
          <table:table-cell office:value-type="string" calcext:value-type="string">
            <text:p>Alex_P_N</text:p>
          </table:table-cell>
          <table:table-cell office:value-type="string" calcext:value-type="string">
            <text:p>Alex_F_B</text:p>
          </table:table-cell>
          <table:table-cell office:value-type="string" calcext:value-type="string">
            <text:p>Alex_U_D</text:p>
          </table:table-cell>
          <table:table-cell office:value-type="string" calcext:value-type="string">
            <text:p>Andrew_P_N</text:p>
          </table:table-cell>
          <table:table-cell office:value-type="string" calcext:value-type="string">
            <text:p>Andrew_F_B</text:p>
          </table:table-cell>
          <table:table-cell office:value-type="string" calcext:value-type="string">
            <text:p>Andrew_U_D</text:p>
          </table:table-cell>
        </table:table-row>
        <table:table-row table:style-name="ro1">
          <table:table-cell office:value-type="string" calcext:value-type="string">
            <text:p>Akin909</text:p>
          </table:table-cell>
          <table:table-cell office:value-type="float" office:value="3.46082944405092" calcext:value-type="float">
            <text:p>3.46082944405092</text:p>
          </table:table-cell>
          <table:table-cell office:value-type="float" office:value="-1.15269179885576" calcext:value-type="float">
            <text:p>-1.15269179885576</text:p>
          </table:table-cell>
          <table:table-cell office:value-type="float" office:value="-1.58193338364877" calcext:value-type="float">
            <text:p>-1.58193338364877</text:p>
          </table:table-cell>
          <table:table-cell office:value-type="float" office:value="10.4137931034483" calcext:value-type="float">
            <text:p>10.4137931034483</text:p>
          </table:table-cell>
          <table:table-cell office:value-type="float" office:value="5.65517241379311" calcext:value-type="float">
            <text:p>5.65517241379311</text:p>
          </table:table-cell>
          <table:table-cell office:value-type="float" office:value="0.482758620689654" calcext:value-type="float">
            <text:p>0.482758620689654</text:p>
          </table:table-cell>
          <table:table-cell office:value-type="float" office:value="4.07142857142857" calcext:value-type="float">
            <text:p>4.0714285714285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-1.07142857142857" calcext:value-type="float">
            <text:p>-1.07142857142857</text:p>
          </table:table-cell>
        </table:table-row>
        <table:table-row table:style-name="ro1">
          <table:table-cell office:value-type="string" calcext:value-type="string">
            <text:p>bryphe</text:p>
          </table:table-cell>
          <table:table-cell office:value-type="float" office:value="3.30217983486781" calcext:value-type="float">
            <text:p>3.30217983486781</text:p>
          </table:table-cell>
          <table:table-cell office:value-type="float" office:value="-0.393730884333156" calcext:value-type="float">
            <text:p>-0.393730884333156</text:p>
          </table:table-cell>
          <table:table-cell office:value-type="float" office:value="-0.521785252670576" calcext:value-type="float">
            <text:p>-0.521785252670576</text:p>
          </table:table-cell>
          <table:table-cell office:value-type="float" office:value="12.2" calcext:value-type="float">
            <text:p>12.2</text:p>
          </table:table-cell>
          <table:table-cell office:value-type="float" office:value="2.55" calcext:value-type="float">
            <text:p>2.55</text:p>
          </table:table-cell>
          <table:table-cell office:value-type="float" office:value="3.65" calcext:value-type="float">
            <text:p>3.65</text:p>
          </table:table-cell>
          <table:table-cell office:value-type="float" office:value="6.25641025641026" calcext:value-type="float">
            <text:p>6.25641025641026</text:p>
          </table:table-cell>
          <table:table-cell office:value-type="float" office:value="-0.512820512820514" calcext:value-type="float">
            <text:p>-0.512820512820514</text:p>
          </table:table-cell>
          <table:table-cell office:value-type="float" office:value="2.87179487179487" calcext:value-type="float">
            <text:p>2.87179487179487</text:p>
          </table:table-cell>
        </table:table-row>
        <table:table-row table:style-name="ro1">
          <table:table-cell office:value-type="string" calcext:value-type="string">
            <text:p>badosu</text:p>
          </table:table-cell>
          <table:table-cell office:value-type="float" office:value="3.11162597867751" calcext:value-type="float">
            <text:p>3.11162597867751</text:p>
          </table:table-cell>
          <table:table-cell office:value-type="float" office:value="-0.480575998593633" calcext:value-type="float">
            <text:p>-0.480575998593633</text:p>
          </table:table-cell>
          <table:table-cell office:value-type="float" office:value="-0.402578179203495" calcext:value-type="float">
            <text:p>-0.4025781792034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sR</text:p>
          </table:table-cell>
          <table:table-cell office:value-type="float" office:value="3.85256570052427" calcext:value-type="float">
            <text:p>3.85256570052427</text:p>
          </table:table-cell>
          <table:table-cell office:value-type="float" office:value="-0.39840414694463" calcext:value-type="float">
            <text:p>-0.39840414694463</text:p>
          </table:table-cell>
          <table:table-cell office:value-type="float" office:value="0.79066978284332" calcext:value-type="float">
            <text:p>0.79066978284332</text:p>
          </table:table-cell>
          <table:table-cell table:number-columns-repeated="2" office:value-type="float" office:value="9.33333333333333" calcext:value-type="float">
            <text:p>9.3333333333333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0.666666666666667" calcext:value-type="float">
            <text:p>-0.666666666666667</text:p>
          </table:table-cell>
        </table:table-row>
        <table:table-row table:style-name="ro1">
          <table:table-cell office:value-type="string" calcext:value-type="string">
            <text:p>TalAmuyal</text:p>
          </table:table-cell>
          <table:table-cell office:value-type="float" office:value="3.1574060827354" calcext:value-type="float">
            <text:p>3.1574060827354</text:p>
          </table:table-cell>
          <table:table-cell office:value-type="float" office:value="0.896628852738834" calcext:value-type="float">
            <text:p>0.896628852738834</text:p>
          </table:table-cell>
          <table:table-cell office:value-type="float" office:value="0.502975086938942" calcext:value-type="float">
            <text:p>0.502975086938942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-2.66666666666667" calcext:value-type="float">
            <text:p>-2.66666666666667</text:p>
          </table:table-cell>
          <table:table-cell office:value-type="float" office:value="-1.33333333333333" calcext:value-type="float">
            <text:p>-1.33333333333333</text:p>
          </table:table-cell>
          <table:table-cell office:value-type="float" office:value="-5.33333333333333" calcext:value-type="float">
            <text:p>-5.33333333333333</text:p>
          </table:table-cell>
          <table:table-cell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zapashcanon</text:p>
          </table:table-cell>
          <table:table-cell office:value-type="float" office:value="3.65346148266967" calcext:value-type="float">
            <text:p>3.65346148266967</text:p>
          </table:table-cell>
          <table:table-cell office:value-type="float" office:value="-0.461607459795788" calcext:value-type="float">
            <text:p>-0.461607459795788</text:p>
          </table:table-cell>
          <table:table-cell office:value-type="float" office:value="-1.2718347848957" calcext:value-type="float">
            <text:p>-1.27183478489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someguynamedmatt</text:p>
          </table:table-cell>
          <table:table-cell office:value-type="float" office:value="3.05538968552116" calcext:value-type="float">
            <text:p>3.05538968552116</text:p>
          </table:table-cell>
          <table:table-cell office:value-type="float" office:value="0.736289328414241" calcext:value-type="float">
            <text:p>0.736289328414241</text:p>
          </table:table-cell>
          <table:table-cell office:value-type="float" office:value="-1.02170960724764" calcext:value-type="float">
            <text:p>-1.021709607247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1.33333333333333" calcext:value-type="float">
            <text:p>-1.3333333333333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keforbes</text:p>
          </table:table-cell>
          <table:table-cell office:value-type="float" office:value="3.13644034421027" calcext:value-type="float">
            <text:p>3.13644034421027</text:p>
          </table:table-cell>
          <table:table-cell office:value-type="float" office:value="-0.570839031173199" calcext:value-type="float">
            <text:p>-0.570839031173199</text:p>
          </table:table-cell>
          <table:table-cell office:value-type="float" office:value="-0.495189009934158" calcext:value-type="float">
            <text:p>-0.495189009934158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-0.666666666666667" calcext:value-type="float">
            <text:p>-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vv</text:p>
          </table:table-cell>
          <table:table-cell office:value-type="float" office:value="3.2783762418698" calcext:value-type="float">
            <text:p>3.2783762418698</text:p>
          </table:table-cell>
          <table:table-cell office:value-type="float" office:value="0.129856194480237" calcext:value-type="float">
            <text:p>0.129856194480237</text:p>
          </table:table-cell>
          <table:table-cell office:value-type="float" office:value="-0.651755460032828" calcext:value-type="float">
            <text:p>-0.6517554600328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Bretley</text:p>
          </table:table-cell>
          <table:table-cell office:value-type="float" office:value="4.19594471745875" calcext:value-type="float">
            <text:p>4.19594471745875</text:p>
          </table:table-cell>
          <table:table-cell office:value-type="float" office:value="-0.175604599459016" calcext:value-type="float">
            <text:p>-0.175604599459016</text:p>
          </table:table-cell>
          <table:table-cell office:value-type="float" office:value="-1.64335990760621" calcext:value-type="float">
            <text:p>-1.64335990760621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-1.33333333333333" calcext:value-type="float">
            <text:p>-1.33333333333333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-5.33333333333333" calcext:value-type="float">
            <text:p>-5.33333333333333</text:p>
          </table:table-cell>
        </table:table-row>
        <table:table-row table:style-name="ro1">
          <table:table-cell office:value-type="string" calcext:value-type="string">
            <text:p>cyansprite</text:p>
          </table:table-cell>
          <table:table-cell office:value-type="float" office:value="2.81019599676291" calcext:value-type="float">
            <text:p>2.81019599676291</text:p>
          </table:table-cell>
          <table:table-cell office:value-type="float" office:value="-0.165356686490746" calcext:value-type="float">
            <text:p>-0.165356686490746</text:p>
          </table:table-cell>
          <table:table-cell office:value-type="float" office:value="-1.12618125227845" calcext:value-type="float">
            <text:p>-1.1261812522784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xample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7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5.640625" calcext:value-type="float">
            <text:p>5.640625</text:p>
          </table:table-cell>
          <table:table-cell table:formula="of:=([.C10]-[.$O$11])^2" office:value-type="float" office:value="7.79340277777778" calcext:value-type="float">
            <text:p>7.79340277777778</text:p>
          </table:table-cell>
          <table:table-cell table:formula="of:=([.D10]-[.$O$11])^2" office:value-type="float" office:value="0.918402777777779" calcext:value-type="float">
            <text:p>0.918402777777779</text:p>
          </table:table-cell>
          <table:table-cell table:formula="of:=([.E10]-[.$O$11])^2" office:value-type="float" office:value="1.890625" calcext:value-type="float">
            <text:p>1.890625</text:p>
          </table:table-cell>
          <table:table-cell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7.66666666666667" calcext:value-type="float">
            <text:p>7.66666666666667</text:p>
          </table:table-cell>
          <table:table-cell table:formula="of:=SUM([.C12:.C22])/[.$B$3]" office:value-type="float" office:value="2.5" calcext:value-type="float">
            <text:p>2.5</text:p>
          </table:table-cell>
          <table:table-cell table:formula="of:=SUM([.D12:.D22])/[.$B$3]" office:value-type="float" office:value="4.33333333333333" calcext:value-type="float">
            <text:p>4.33333333333333</text:p>
          </table:table-cell>
          <table:table-cell table:formula="of:=SUM([.E12:.E17])/[.$B$3]" office:value-type="float" office:value="6.66666666666667" calcext:value-type="float">
            <text:p>6.66666666666667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gets\Judges</text:p>
          </table:table-cell>
          <table:table-cell office:value-type="string" calcext:value-type="string">
            <text:p>Judge1</text:p>
          </table:table-cell>
          <table:table-cell office:value-type="string" calcext:value-type="string">
            <text:p>Judge2</text:p>
          </table:table-cell>
          <table:table-cell office:value-type="string" calcext:value-type="string">
            <text:p>Judge3</text:p>
          </table:table-cell>
          <table:table-cell office:value-type="string" calcext:value-type="string">
            <text:p>Judge4</text:p>
          </table:table-cell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Judge1</text:p>
          </table:table-cell>
          <table:table-cell office:value-type="string" calcext:value-type="string">
            <text:p>Judge2</text:p>
          </table:table-cell>
          <table:table-cell office:value-type="string" calcext:value-type="string">
            <text:p>Judge3</text:p>
          </table:table-cell>
          <table:table-cell office:value-type="string" calcext:value-type="string">
            <text:p>Judge4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5.29166666666667" calcext:value-type="float">
            <text:p>5.2916666666666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12:.E12])/[.$A$3]" office:value-type="float" office:value="6" calcext:value-type="float">
            <text:p>6</text:p>
          </table:table-cell>
          <table:table-cell table:formula="of:=([.F12]-[.$O$11])^2" office:value-type="float" office:value="0.501736111111111" calcext:value-type="float">
            <text:p>0.501736111111111</text:p>
          </table:table-cell>
          <table:table-cell/>
          <table:table-cell table:formula="of:=([.B12]-[.$O$11])^2" office:value-type="float" office:value="13.7517361111111" calcext:value-type="float">
            <text:p>13.7517361111111</text:p>
          </table:table-cell>
          <table:table-cell table:formula="of:=([.C12]-[.$O$11])^2" office:value-type="float" office:value="10.8350694444444" calcext:value-type="float">
            <text:p>10.8350694444444</text:p>
          </table:table-cell>
          <table:table-cell table:formula="of:=([.D12]-[.$O$11])^2" office:value-type="float" office:value="0.0850694444444446" calcext:value-type="float">
            <text:p>0.085069444444445</text:p>
          </table:table-cell>
          <table:table-cell table:formula="of:=([.E12]-[.$O$11])^2" office:value-type="float" office:value="7.33506944444444" calcext:value-type="float">
            <text:p>7.33506944444444</text:p>
          </table:table-cell>
          <table:table-cell/>
          <table:table-cell office:value-type="string" calcext:value-type="string">
            <text:p>SSB</text:p>
          </table:table-cell>
          <table:table-cell table:formula="of:=SUM([.G12:.G17])*[.$A$3]" office:value-type="float" office:value="56.2083333333333" calcext:value-type="float">
            <text:p>56.208333333333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3:.E13])/[.$A$3]" office:value-type="float" office:value="3" calcext:value-type="float">
            <text:p>3</text:p>
          </table:table-cell>
          <table:table-cell table:formula="of:=([.F13]-[.$O$11])^2" office:value-type="float" office:value="5.25173611111111" calcext:value-type="float">
            <text:p>5.25173611111111</text:p>
          </table:table-cell>
          <table:table-cell/>
          <table:table-cell table:formula="of:=([.B13]-[.$O$11])^2" office:value-type="float" office:value="0.501736111111111" calcext:value-type="float">
            <text:p>0.501736111111111</text:p>
          </table:table-cell>
          <table:table-cell table:formula="of:=([.C13]-[.$O$11])^2" office:value-type="float" office:value="18.4184027777778" calcext:value-type="float">
            <text:p>18.4184027777778</text:p>
          </table:table-cell>
          <table:table-cell table:formula="of:=([.D13]-[.$O$11])^2" office:value-type="float" office:value="5.25173611111111" calcext:value-type="float">
            <text:p>5.25173611111111</text:p>
          </table:table-cell>
          <table:table-cell table:formula="of:=([.E13]-[.$O$11])^2" office:value-type="float" office:value="10.8350694444444" calcext:value-type="float">
            <text:p>10.8350694444444</text:p>
          </table:table-cell>
          <table:table-cell/>
          <table:table-cell office:value-type="string" calcext:value-type="string">
            <text:p>SSC</text:p>
          </table:table-cell>
          <table:table-cell table:formula="of:=SUM([.B9:.E9])*[.B3]" office:value-type="float" office:value="97.4583333333333" calcext:value-type="float">
            <text:p>97.458333333333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14:.E14])/[.$A$3]" office:value-type="float" office:value="6.5" calcext:value-type="float">
            <text:p>6.5</text:p>
          </table:table-cell>
          <table:table-cell table:formula="of:=([.F14]-[.$O$11])^2" office:value-type="float" office:value="1.46006944444444" calcext:value-type="float">
            <text:p>1.46006944444444</text:p>
          </table:table-cell>
          <table:table-cell/>
          <table:table-cell table:formula="of:=([.B14]-[.$O$11])^2" office:value-type="float" office:value="7.33506944444444" calcext:value-type="float">
            <text:p>7.33506944444444</text:p>
          </table:table-cell>
          <table:table-cell table:formula="of:=([.C14]-[.$O$11])^2" office:value-type="float" office:value="1.66840277777778" calcext:value-type="float">
            <text:p>1.66840277777778</text:p>
          </table:table-cell>
          <table:table-cell table:formula="of:=([.D14]-[.$O$11])^2" office:value-type="float" office:value="0.501736111111111" calcext:value-type="float">
            <text:p>0.501736111111111</text:p>
          </table:table-cell>
          <table:table-cell table:formula="of:=([.E14]-[.$O$11])^2" office:value-type="float" office:value="7.33506944444444" calcext:value-type="float">
            <text:p>7.33506944444444</text:p>
          </table:table-cell>
          <table:table-cell/>
          <table:table-cell table:style-name="ce1" office:value-type="string" calcext:value-type="string">
            <text:p>SST</text:p>
          </table:table-cell>
          <table:table-cell table:formula="of:=SUM([.I12:.L17])" office:value-type="float" office:value="168.958333333333" calcext:value-type="float">
            <text:p>168.95833333333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15:.E15])/[.$A$3]" office:value-type="float" office:value="4" calcext:value-type="float">
            <text:p>4</text:p>
          </table:table-cell>
          <table:table-cell table:formula="of:=([.F15]-[.$O$11])^2" office:value-type="float" office:value="1.66840277777778" calcext:value-type="float">
            <text:p>1.66840277777778</text:p>
          </table:table-cell>
          <table:table-cell/>
          <table:table-cell table:formula="of:=([.B15]-[.$O$11])^2" office:value-type="float" office:value="2.91840277777778" calcext:value-type="float">
            <text:p>2.91840277777778</text:p>
          </table:table-cell>
          <table:table-cell table:formula="of:=([.C15]-[.$O$11])^2" office:value-type="float" office:value="18.4184027777778" calcext:value-type="float">
            <text:p>18.4184027777778</text:p>
          </table:table-cell>
          <table:table-cell table:formula="of:=([.D15]-[.$O$11])^2" office:value-type="float" office:value="10.8350694444444" calcext:value-type="float">
            <text:p>10.8350694444444</text:p>
          </table:table-cell>
          <table:table-cell table:formula="of:=([.E15]-[.$O$11])^2" office:value-type="float" office:value="0.501736111111111" calcext:value-type="float">
            <text:p>0.501736111111111</text:p>
          </table:table-cell>
          <table:table-cell/>
          <table:table-cell office:value-type="string" calcext:value-type="string">
            <text:p>SSE</text:p>
          </table:table-cell>
          <table:table-cell table:formula="of:=[.$O$14]-[.$O$13]-[.$O$12]" office:value-type="float" office:value="15.2916666666667" calcext:value-type="float">
            <text:p>15.291666666666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16:.E16])/[.$A$3]" office:value-type="float" office:value="7.5" calcext:value-type="float">
            <text:p>7.5</text:p>
          </table:table-cell>
          <table:table-cell table:formula="of:=([.F16]-[.$O$11])^2" office:value-type="float" office:value="4.87673611111111" calcext:value-type="float">
            <text:p>4.87673611111111</text:p>
          </table:table-cell>
          <table:table-cell/>
          <table:table-cell table:formula="of:=([.B16]-[.$O$11])^2" office:value-type="float" office:value="22.1684027777778" calcext:value-type="float">
            <text:p>22.1684027777778</text:p>
          </table:table-cell>
          <table:table-cell table:formula="of:=([.C16]-[.$O$11])^2" office:value-type="float" office:value="0.0850694444444446" calcext:value-type="float">
            <text:p>0.085069444444445</text:p>
          </table:table-cell>
          <table:table-cell table:formula="of:=([.D16]-[.$O$11])^2" office:value-type="float" office:value="0.501736111111111" calcext:value-type="float">
            <text:p>0.501736111111111</text:p>
          </table:table-cell>
          <table:table-cell table:formula="of:=([.E16]-[.$O$11])^2" office:value-type="float" office:value="13.7517361111111" calcext:value-type="float">
            <text:p>13.75173611111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7:.E17])/[.$A$3]" office:value-type="float" office:value="4.75" calcext:value-type="float">
            <text:p>4.75</text:p>
          </table:table-cell>
          <table:table-cell table:formula="of:=([.F17]-[.$O$11])^2" office:value-type="float" office:value="0.293402777777778" calcext:value-type="float">
            <text:p>0.293402777777778</text:p>
          </table:table-cell>
          <table:table-cell/>
          <table:table-cell table:formula="of:=([.B17]-[.$O$11])^2" office:value-type="float" office:value="0.501736111111111" calcext:value-type="float">
            <text:p>0.501736111111111</text:p>
          </table:table-cell>
          <table:table-cell table:formula="of:=([.C17]-[.$O$11])^2" office:value-type="float" office:value="10.8350694444444" calcext:value-type="float">
            <text:p>10.8350694444444</text:p>
          </table:table-cell>
          <table:table-cell table:formula="of:=([.D17]-[.$O$11])^2" office:value-type="float" office:value="1.66840277777778" calcext:value-type="float">
            <text:p>1.66840277777778</text:p>
          </table:table-cell>
          <table:table-cell table:formula="of:=([.E17]-[.$O$11])^2" office:value-type="float" office:value="2.91840277777778" calcext:value-type="float">
            <text:p>2.91840277777778</text:p>
          </table:table-cell>
          <table:table-cell/>
          <table:table-cell office:value-type="string" calcext:value-type="string">
            <text:p>N-1</text:p>
          </table:table-cell>
          <table:table-cell table:formula="of:=[.$A$3]*[.$B$3]-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-1</text:p>
          </table:table-cell>
          <table:table-cell table:formula="of:=[.$A$3]-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B-1</text:p>
          </table:table-cell>
          <table:table-cell table:formula="of:=[.$B$3]-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df_err</text:p>
          </table:table-cell>
          <table:table-cell table:formula="of:=[.$O$19]*[.$O$18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3"/>
          <table:table-cell table:style-name="ce5" office:value-type="string" calcext:value-type="string">
            <text:p>MSC/JMS</text:p>
          </table:table-cell>
          <table:table-cell table:style-name="ce5" table:formula="of:=[.$O$13]/([.$O$18])" office:value-type="float" office:value="32.4861111111111" calcext:value-type="float">
            <text:p>32.4861111111111</text:p>
          </table:table-cell>
          <table:table-cell table:style-name="ce5" office:value-type="string" calcext:value-type="string">
            <text:p>SSC/(C-1)</text:p>
          </table:table-cell>
          <table:table-cell table:style-name="ce5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1.01944444444444" calcext:value-type="float">
            <text:p>1.01944444444444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11.2416666666667" calcext:value-type="float">
            <text:p>11.2416666666667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7.34601449275362" calcext:value-type="float">
            <text:p>7.34601449275362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4)</text:p>
          </table:table-cell>
          <table:table-cell table:formula="of:=([.$O$24]-[.$O$23])/[.$O$24]" office:value-type="float" office:value="0.909315542377069" calcext:value-type="float">
            <text:p>0.909315542377069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00-00-00</text:date>, <text:time style:data-style-name="N2" text:time-value="11:50:22.201387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30:26.214610186</meta:creation-date>
    <dc:date>2019-07-05T13:12:19.445048377</dc:date>
    <meta:editing-duration>P1DT23H59M19S</meta:editing-duration>
    <meta:editing-cycles>12</meta:editing-cycles>
    <meta:generator>LibreOffice/6.0.7.3$Linux_X86_64 LibreOffice_project/00m0$Build-3</meta:generator>
    <meta:document-statistic meta:table-count="6" meta:cell-count="722" meta:object-count="0"/>
  </office:meta>
</office:document-meta>
</file>